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Mono" svg:font-family="'Noto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3465a4" draw:marker-start-width="0.359cm" draw:marker-end-width="0.359cm" draw:fill-color="#ffffff" draw:textarea-horizontal-align="justify" draw:textarea-vertical-align="top" draw:auto-grow-height="false" fo:min-height="9.169cm" fo:min-width="12.729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stroke="dash" draw:stroke-dash="Dash" svg:stroke-width="0.106cm" svg:stroke-color="#3465a4" draw:marker-start-width="0.358cm" draw:marker-end-width="0.358cm" draw:fill-color="#ffffff" draw:textarea-horizontal-align="justify" draw:textarea-vertical-align="top" draw:auto-grow-height="false" fo:min-height="8.467cm" fo:min-width="4.1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svg:stroke-color="#3465a4" draw:marker-start-width="0.358cm" draw:marker-end-width="0.358cm" draw:fill-color="#ffffff" draw:textarea-horizontal-align="justify" draw:textarea-vertical-align="top" draw:auto-grow-height="false" fo:min-height="5.361cm" fo:min-width="5.111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textarea-horizontal-align="justify" draw:textarea-vertical-align="top" draw:auto-grow-height="false" fo:min-height="3.563cm" fo:min-width="4.228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3cm" draw:marker-end-width="0.253cm" draw:textarea-horizontal-align="justify" draw:textarea-vertical-align="middle" draw:auto-grow-height="false" fo:min-height="1.778cm" fo:min-width="1.686cm" fo:padding-top="0.143cm" fo:padding-bottom="0.143cm" fo:padding-left="0.268cm" fo:padding-right="0.268cm"/>
      <style:paragraph-properties style:writing-mode="lr-tb"/>
    </style:style>
    <style:style style:name="gr7" style:family="graphic" style:parent-style-name="standard">
      <style:graphic-properties draw:stroke="solid" svg:stroke-width="0.106cm" svg:stroke-color="#3465a4" draw:marker-start-width="0.358cm" draw:marker-end-width="0.358cm" draw:fill="solid" draw:fill-color="#ffffff" draw:textarea-horizontal-align="justify" draw:textarea-vertical-align="middle" draw:auto-grow-height="false" fo:min-height="9.171cm" fo:min-width="1.241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svg:stroke-width="0.035cm" svg:stroke-color="#3465a4" draw:marker-start-width="0.253cm" draw:marker-end-width="0.253cm" draw:textarea-horizontal-align="justify" draw:textarea-vertical-align="middle" draw:auto-grow-height="false" fo:min-height="1.711cm" fo:min-width="1.461cm" fo:padding-top="0.143cm" fo:padding-bottom="0.143cm" fo:padding-left="0.268cm" fo:padding-right="0.268cm"/>
      <style:paragraph-properties style:writing-mode="lr-tb"/>
    </style:style>
    <style:style style:name="gr9" style:family="graphic" style:parent-style-name="standard" style:list-style-name="L1">
      <style:graphic-properties draw:stroke="dash" draw:stroke-dash="Dash" svg:stroke-width="0.106cm" draw:marker-start-width="0.359cm" draw:marker-end-width="0.359cm" draw:fill-color="#ffffff" draw:textarea-horizontal-align="justify" draw:textarea-vertical-align="middle" draw:auto-grow-height="false" fo:min-height="1.363cm" fo:min-width="8.733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 style:list-style-name="L1">
      <style:graphic-properties draw:stroke="solid" svg:stroke-width="0.106cm" svg:stroke-color="#3465a4" draw:marker-start-width="0.358cm" draw:marker-end-width="0.358cm" draw:fill="solid" draw:fill-color="#ffffff" draw:textarea-vertical-align="middle" fo:min-height="1.739cm" fo:padding-top="0.053cm" fo:padding-bottom="0.053cm" fo:padding-left="0.053cm" fo:padding-right="0.053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bottom" fo:min-height="1.90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22pt" style:font-size-asian="22pt" style:font-size-complex="22pt"/>
    </style:style>
    <style:style style:name="P8" style:family="paragraph">
      <loext:graphic-properties draw:fill-color="#ffffff"/>
      <style:paragraph-properties fo:text-align="center" style:writing-mode="lr-tb"/>
      <style:text-properties fo:font-size="22pt" style:font-size-asian="22pt" style:font-size-complex="22pt"/>
    </style:style>
    <style:style style:name="P9" style:family="paragraph">
      <loext:graphic-properties draw:fill="solid" draw:fill-color="#ffffff"/>
      <style:paragraph-properties fo:text-align="center" style:writing-mode="lr-tb"/>
    </style:style>
    <style:style style:name="P10" style:family="paragraph">
      <style:paragraph-properties fo:margin-left="0cm" fo:margin-right="0cm" fo:text-align="center" fo:text-indent="0cm" style:writing-mode="lr-tb"/>
    </style:style>
    <style:style style:name="P11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font-size="22pt" style:font-size-asian="22pt" style:font-size-complex="22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16" style:family="paragraph">
      <style:paragraph-properties fo:text-align="center" style:writing-mode="lr-tb"/>
      <style:text-properties style:text-underline-style="none"/>
    </style:style>
    <style:style style:name="P1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text-underline-style="none" style:font-size-asian="22pt" style:font-size-complex="22pt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ODO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ader / PGO</text:p>
              </text:list-item>
              <text:list-item>
                <text:p text:style-name="P2">Double buffering, flipping modes</text:p>
              </text:list-item>
              <text:list-item>
                <text:p text:style-name="P2">Thread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ODO: Render pass in detail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p text:style-name="P2">This is probably incomplete:</text:p>
            <text:list text:style-name="L2">
              <text:list-item>
                <text:p>Traversal; Effects are applied</text:p>
              </text:list-item>
              <text:list-item>
                <text:p>Geom preparation creates CullableObjects</text:p>
              </text:list-item>
              <text:list-item>
                <text:p>Culling outputs a flat list of Geom + RenderState + TransformStat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2" draw:text-style-name="P5" xml:id="id8" draw:id="id8" draw:layer="layout" svg:width="13.335cm" svg:height="9.525cm" svg:x="7.62cm" svg:y="3.81cm">
          <text:p text:style-name="P4">GraphicsEngin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6">MASTER SLIDE GraphicsEngine</text:p>
          </draw:text-box>
        </draw:frame>
        <draw:custom-shape draw:style-name="gr3" draw:text-style-name="P8" draw:layer="layout" svg:width="5.08cm" svg:height="9.525cm" svg:x="0.635cm" svg:y="3.892cm">
          <text:p text:style-name="P7"><text:span text:style-name="T1">Scen</text:span><text:span text:style-name="T1">e </text:span><text:span text:style-name="T1">Grap</text:span><text:span text:style-name="T1">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11" draw:id="id11" draw:layer="layout" svg:width="5.715cm" svg:height="5.715cm" svg:x="8.89cm" svg:y="5.715cm">
          <text:p text:style-name="P4">GraphicsOutput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4.762cm" svg:height="3.847cm" svg:x="9.208cm" svg:y="7.144cm">
          <text:p text:style-name="P4">DisplayRegion</text:p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2.222cm" svg:height="2.064cm" svg:x="11.43cm" svg:y="8.573cm">
          <text:p text:style-name="P4">Display</text:p>
          <text:p text:style-name="P4">Region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7" draw:text-style-name="P9" draw:layer="layout" svg:width="1.845cm" svg:height="9.525cm" svg:x="21.59cm" svg:y="3.81cm">
            <text:p/>
            <draw:enhanced-geometry svg:viewBox="0 0 21600 21600" draw:type="rectangle" draw:enhanced-path="M 0 0 L 21600 0 21600 21600 0 21600 0 0 Z N"/>
          </draw:custom-shape>
          <draw:frame presentation:style-name="pr4" draw:text-style-name="P11" draw:layer="layout" svg:width="9.525cm" svg:height="1.845cm" draw:transform="rotate (1.5707963267949) translate (21.59cm 13.335cm)">
            <draw:text-box>
              <text:p text:style-name="P10"><text:span text:style-name="T1">GraphicsPipe</text:span></text:p>
            </draw:text-box>
          </draw:frame>
        </draw:g>
        <draw:custom-shape draw:style-name="gr8" draw:text-style-name="P4" xml:id="id12" draw:id="id12" draw:layer="layout" svg:width="3.175cm" svg:height="3.175cm" svg:x="16.51cm" svg:y="6.985cm">
          <text:p text:style-name="P4">GSG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presentation:style-name="pr5" draw:text-style-name="P13" draw:layer="layout" svg:width="26.81cm" svg:height="1.905cm" svg:x="0.575cm" svg:y="13.335cm">
          <draw:text-box>
            <text:p text:style-name="P12"><text:span text:style-name="T2">Terse explanation goes here.</text:span></text:p>
          </draw:text-box>
        </draw:frame>
        <draw:custom-shape draw:style-name="gr9" draw:text-style-name="P15" xml:id="id10" draw:id="id10" draw:layer="layout" svg:width="9.525cm" svg:height="1.905cm" draw:transform="rotate (1.5707963267949) translate (25.4cm 13.335cm)">
          <text:p text:style-name="P14"><text:span text:style-name="T3">Desktop / graphics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xml:id="id1" draw:id="id1" draw:layer="layout" svg:width="1.27cm" svg:height="1.27cm" svg:x="2.54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xml:id="id5" draw:id="id5" draw:layer="layout" svg:width="1.27cm" svg:height="1.27cm" svg:x="3.81cm" svg:y="10.795cm">
          <text:p text:style-name="P16"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xml:id="id4" draw:id="id4" draw:layer="layout" svg:width="1.27cm" svg:height="1.27cm" svg:x="1.27cm" svg:y="10.795cm">
          <text:p text:style-name="P16"><text:span text:style-name="T4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xml:id="id3" draw:id="id3" draw:layer="layout" svg:width="1.27cm" svg:height="1.27cm" svg:x="3.81cm" svg:y="8.255cm">
          <text:p text:style-name="P16"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xml:id="id2" draw:id="id2" draw:layer="layout" svg:width="1.27cm" svg:height="1.27cm" svg:x="1.27cm" svg:y="8.255cm">
          <text:p text:style-name="P16"><text:span text:style-name="T4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7" draw:layer="layout" draw:type="line" svg:x1="3.175cm" svg:y1="6.985cm" svg:x2="1.905cm" svg:y2="8.255cm" draw:start-shape="id1" draw:start-glue-point="8" draw:end-shape="id2" draw:end-glue-point="4" svg:d="M3175 6985l-1270 1270" svg:viewBox="0 0 1271 1271">
          <text:p/>
        </draw:connector>
        <draw:connector draw:style-name="gr11" draw:text-style-name="P17" draw:layer="layout" draw:type="line" svg:x1="3.175cm" svg:y1="6.985cm" svg:x2="4.445cm" svg:y2="8.255cm" draw:start-shape="id1" draw:start-glue-point="8" draw:end-shape="id3" draw:end-glue-point="4" svg:d="M3175 6985l1270 1270" svg:viewBox="0 0 1271 1271">
          <text:p/>
        </draw:connector>
        <draw:connector draw:style-name="gr11" draw:text-style-name="P17" draw:layer="layout" draw:type="line" svg:x1="1.905cm" svg:y1="9.525cm" svg:x2="1.905cm" svg:y2="10.795cm" draw:start-shape="id2" draw:start-glue-point="8" draw:end-shape="id4" draw:end-glue-point="4" svg:d="M1905 9525v1270" svg:viewBox="0 0 1 1271">
          <text:p/>
        </draw:connector>
        <draw:connector draw:style-name="gr11" draw:text-style-name="P17" draw:layer="layout" draw:type="line" svg:x1="1.905cm" svg:y1="9.525cm" svg:x2="4.445cm" svg:y2="10.795cm" draw:start-shape="id2" draw:start-glue-point="8" draw:end-shape="id5" draw:end-glue-point="4" svg:d="M1905 9525l2540 1270" svg:viewBox="0 0 2541 1271">
          <text:p/>
        </draw:connector>
        <draw:connector draw:style-name="gr11" draw:text-style-name="P17" draw:layer="layout" draw:type="line" svg:x1="5.08cm" svg:y1="8.89cm" svg:x2="9.208cm" svg:y2="9.067cm" draw:start-shape="id3" draw:start-glue-point="10" draw:end-shape="id6" draw:end-glue-point="3" svg:d="M5080 8890l4128 177" svg:viewBox="0 0 4129 178">
          <text:p/>
        </draw:connector>
        <draw:connector draw:style-name="gr11" draw:text-style-name="P17" draw:layer="layout" draw:type="line" svg:x1="5.08cm" svg:y1="11.43cm" svg:x2="11.43cm" svg:y2="9.605cm" draw:start-shape="id5" draw:start-glue-point="10" draw:end-shape="id7" draw:end-glue-point="3" svg:d="M5080 11430l6350-1825" svg:viewBox="0 0 6351 1826">
          <text:p/>
        </draw:connector>
        <draw:connector draw:style-name="gr11" draw:text-style-name="P17" draw:layer="layout" draw:type="line" svg:x1="20.955cm" svg:y1="8.573cm" svg:x2="21.59cm" svg:y2="8.572cm" draw:start-shape="id8" draw:start-glue-point="7" draw:end-shape="id9" draw:end-glue-point="3" svg:d="M20955 8573l635-1" svg:viewBox="0 0 636 2">
          <text:p/>
        </draw:connector>
        <draw:connector draw:style-name="gr11" draw:text-style-name="P17" draw:layer="layout" draw:type="line" svg:x1="23.435cm" svg:y1="8.572cm" svg:x2="25.4cm" svg:y2="8.573cm" draw:start-shape="id9" draw:start-glue-point="1" draw:end-shape="id10" draw:end-glue-point="0" svg:d="M23435 8572l1965 1" svg:viewBox="0 0 1966 2">
          <text:p/>
        </draw:connector>
        <draw:connector draw:style-name="gr11" draw:text-style-name="P17" draw:layer="layout" draw:type="line" svg:x1="14.605cm" svg:y1="8.572cm" svg:x2="16.51cm" svg:y2="8.573cm" draw:start-shape="id11" draw:start-glue-point="1" draw:end-shape="id12" draw:end-glue-point="5" svg:d="M14605 8572l1905 1" svg:viewBox="0 0 1906 2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Mono" svg:font-family="'Noto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7T03:11:53.072776040</meta:creation-date>
    <dc:date>2024-02-13T01:38:57.923042990</dc:date>
    <meta:editing-duration>P4DT10H4S</meta:editing-duration>
    <meta:editing-cycles>34</meta:editing-cycles>
    <meta:generator>LibreOffice/7.0.4.2$Linux_X86_64 LibreOffice_project/00$Build-2</meta:generator>
    <meta:document-statistic meta:object-count="57"/>
  </office:meta>
</office:document-meta>
</file>